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9,0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542" calcext:value-type="float">
            <text:p>542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9,000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 table:number-columns-repeated="3"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71,946</text:p>
          </table:table-cell>
          <table:table-cell office:value-type="string" calcext:value-type="string">
            <text:p>4,67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78.2" calcext:value-type="float">
            <text:p>378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6,89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312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9,017</text:p>
          </table:table-cell>
          <table:table-cell office:value-type="string" calcext:value-type="string">
            <text:p>1,9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3" calcext:value-type="float">
            <text:p>29.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340,351</text:p>
          </table:table-cell>
          <table:table-cell office:value-type="string" calcext:value-type="string">
            <text:p>1,982</text:p>
          </table:table-cell>
          <table:table-cell table:number-columns-repeated="3"/>
          <table:table-cell office:value-type="float" office:value="691.2" calcext:value-type="float">
            <text:p>691.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29,150</text:p>
          </table:table-cell>
          <table:table-cell office:value-type="string" calcext:value-type="string">
            <text:p>4,16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5.3" calcext:value-type="float">
            <text:p>205.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4,920</text:p>
          </table:table-cell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48.8" calcext:value-type="float">
            <text:p>48.8</text:p>
          </table:table-cell>
          <table:table-cell table:number-columns-repeated="2"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84,633</text:p>
          </table:table-cell>
          <table:table-cell office:value-type="string" calcext:value-type="string">
            <text:p>7,47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81.6" calcext:value-type="float">
            <text:p>281.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,89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,238</text:p>
          </table:table-cell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58.4" calcext:value-type="float">
            <text:p>58.4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6,136</text:p>
          </table:table-cell>
          <table:table-cell office:value-type="string" calcext:value-type="string">
            <text:p>1,118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588,047</text:p>
          </table:table-cell>
          <table:table-cell office:value-type="string" calcext:value-type="string">
            <text:p>25,088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61.9" calcext:value-type="float">
            <text:p>61.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35</meta:creation-date>
    <dc:date>2018-09-01T10:10:35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